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2021-01-27 23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2020-01-13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2019-01-15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2018-01-30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2017-01-25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2016-01-26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2015-01-07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2014-01-14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2013-01-09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2012-01-25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2011-02-14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2010-01-25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200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200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2007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2006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2005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2004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2003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2002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2001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2000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98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97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96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95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94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93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92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91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90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88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88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87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86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85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84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83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82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81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80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79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75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69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69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69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69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6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68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68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68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68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67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67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67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67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66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66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64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64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64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64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63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63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63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63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62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62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62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61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61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61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61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60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60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60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60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60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9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9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9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8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8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8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7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7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7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7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7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6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6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6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6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6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6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6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6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6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5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5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5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5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5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5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5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5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5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5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5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5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5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4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4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4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4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4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4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4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4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4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4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4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3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3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3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3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3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3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3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3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3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3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3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3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3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2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2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2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2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2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2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2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2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2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2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2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2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1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1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1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1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1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1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1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1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1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1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1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1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0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0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0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0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0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0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0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0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0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0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0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50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49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49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49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49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49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49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4105513001</text:p>
          </table:table-cell>
          <table:table-cell office:value-type="string" calcext:value-type="string">
            <text:p>1949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26" meta:object-count="0"/>
    <meta:user-defined meta:name="AppVersion">3.0</meta:user-defined>
  </office:meta>
</office:document-meta>
</file>